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bullet text:level="1" text:style-name="WW_CharLFO4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/>
    </style:style>
    <style:style style:name="P2" style:parent-style-name="ListParagraph" style:family="paragraph"/>
    <style:style style:name="P3" style:parent-style-name="ListParagraph" style:family="paragraph"/>
    <style:style style:name="P4" style:parent-style-name="ListParagraph" style:family="paragraph"/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/>
    <style:style style:name="P9" style:parent-style-name="ListParagraph" style:family="paragraph"/>
    <style:style style:name="P10" style:parent-style-name="ListParagraph" style:family="paragraph"/>
    <style:style style:name="P11" style:parent-style-name="ListParagraph" style:family="paragraph"/>
    <style:style style:name="P12" style:parent-style-name="ListParagraph" style:family="paragraph"/>
    <style:style style:name="P13" style:parent-style-name="ListParagraph" style:family="paragraph"/>
    <style:style style:name="P14" style:parent-style-name="Normal" style:family="paragraph">
      <style:text-properties fo:font-weight="bold" style:font-weight-asian="bold"/>
    </style:style>
    <style:style style:name="P15" style:parent-style-name="ListParagraph" style:family="paragraph"/>
    <style:style style:name="P16" style:parent-style-name="ListParagraph" style:family="paragraph"/>
    <style:style style:name="P17" style:parent-style-name="ListParagraph" style:family="paragraph"/>
    <style:style style:name="P18" style:parent-style-name="ListParagraph" style:family="paragraph"/>
    <style:style style:name="P19" style:parent-style-name="ListParagraph" style:family="paragraph"/>
    <style:style style:name="P20" style:parent-style-name="Normal" style:family="paragraph">
      <style:paragraph-properties fo:break-before="page"/>
    </style:style>
    <style:style style:name="P21" style:parent-style-name="Normal" style:family="paragraph">
      <style:text-properties fo:font-style="italic" style:font-style-asian="italic"/>
    </style:style>
    <style:style style:name="P22" style:parent-style-name="Normal" style:family="paragraph">
      <style:text-properties fo:font-style="italic" style:font-style-asian="italic"/>
    </style:style>
    <style:style style:name="T23" style:parent-style-name="DefaultParagraphFont" style:family="text">
      <style:text-properties fo:font-style="italic" style:font-style-asian="italic"/>
    </style:style>
    <style:style style:name="T24" style:parent-style-name="DefaultParagraphFont" style:family="text">
      <style:text-properties fo:font-style="italic" style:font-style-asian="italic"/>
    </style:style>
    <style:style style:name="T25" style:parent-style-name="DefaultParagraphFont" style:family="text">
      <style:text-properties fo:font-style="italic" style:font-style-asian="italic"/>
    </style:style>
    <style:style style:name="P26" style:parent-style-name="Normal" style:family="paragraph">
      <style:text-properties fo:font-style="italic" style:font-style-asian="italic"/>
    </style:style>
    <style:style style:name="P27" style:parent-style-name="Normal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TL/DR</text:p>
      <text:list text:style-name="LFO2" text:continue-numbering="true">
        <text:list-item>
          <text:p text:style-name="P2">FB Integration</text:p>
        </text:list-item>
        <text:list-item>
          <text:p text:style-name="P3">Venue Selection Screen is comprised of:</text:p>
        </text:list-item>
      </text:list>
      <text:list text:style-name="LFO1" text:continue-numbering="true">
        <text:list-item>
          <text:p text:style-name="P4">Selection of Time &amp; Date</text:p>
        </text:list-item>
        <text:list-item>
          <text:p text:style-name="P5">Selection by Location</text:p>
        </text:list-item>
        <text:list-item>
          <text:p text:style-name="P6">Number of People</text:p>
        </text:list-item>
        <text:list-item>
          <text:p text:style-name="P7">Category of Venue</text:p>
        </text:list-item>
      </text:list>
      <text:list text:style-name="LFO2" text:continue-numbering="true">
        <text:list-item>
          <text:p text:style-name="P8">Selection of venue through tinder-like swiping</text:p>
          <text:list text:continue-numbering="true">
            <text:list-item>
              <text:p text:style-name="P9">Liking a venue (User Action: Right Swipe)</text:p>
              <text:list text:continue-numbering="true">
                <text:list-item>
                  <text:p text:style-name="P10">‘Like list’ shows on the<text:s/>‘like list’<text:s/>next to the user<text:s/>(on the left or perhaps on a different tab due to limited space)</text:p>
                </text:list-item>
                <text:list-item>
                  <text:p text:style-name="P11">‘No list’ hides the venue form this particular search.</text:p>
                </text:list-item>
              </text:list>
            </text:list-item>
            <text:list-item>
              <text:p text:style-name="P12">Deny list doesn’t show up for that particular<text:s/>search.</text:p>
            </text:list-item>
          </text:list>
        </text:list-item>
        <text:list-item>
          <text:p text:style-name="P13">Generic logging of user events, for later aggregation and data analytics.</text:p>
        </text:list-item>
      </text:list>
      <text:p text:style-name="Normal"/>
      <text:p text:style-name="P14">Foundation Technologies (for first cut)</text:p>
      <text:list text:style-name="LFO4" text:continue-numbering="true">
        <text:list-item>
          <text:p text:style-name="P15"><text:a xlink:href="https://github.com/Wizcorp/phonegap-facebook-plugin" office:target-frame-name="_top" xlink:show="replace"><text:span text:style-name="Hyperlink">https://github.com/Wizcorp/phonegap-facebook-plugin</text:span></text:a><text:s/>- phonegap facebook plugin<text:s/>(only if<text:s/>stuff on client side is actually required)</text:p>
        </text:list-item>
        <text:list-item>
          <text:p text:style-name="P16"><text:a xlink:href="http://phonegap.com/" office:target-frame-name="_top" xlink:show="replace"><text:span text:style-name="Hyperlink">http://phonegap.com/</text:span></text:a><text:s/>-<text:s/>Cross-Platform App Generator / HTML Canvas Builder</text:p>
        </text:list-item>
        <text:list-item>
          <text:p text:style-name="P17"><text:a xlink:href="http://php.net" office:target-frame-name="_top" xlink:show="replace"><text:span text:style-name="Hyperlink">http://php.net</text:span></text:a><text:s/><text:s/>- Server Side<text:s/></text:p>
        </text:list-item>
        <text:list-item>
          <text:p text:style-name="P18">JSON for interaction from PhoneGap canvas to PHP API:<text:s/><text:a xlink:href="http://www.w3schools.com/json/json_example.asp" office:target-frame-name="_top" xlink:show="replace"><text:span text:style-name="Hyperlink">http://www.w3schools.com/json/json_example.asp</text:span></text:a><text:s/></text:p>
        </text:list-item>
        <text:list-item>
          <text:p text:style-name="P19"><text:a xlink:href="https://developers.facebook.com/docs/reference/php/" office:target-frame-name="_top" xlink:show="replace"><text:span text:style-name="Hyperlink">https://developers.facebook.com/docs/reference/php/</text:span></text:a><text:s text:c="2"/>- Server Side FB interaction</text:p>
        </text:list-item>
      </text:list>
      <text:p text:style-name="Normal">Other stock stuff<text:s/>I’m leveraging<text:s/>using: MySQL, Apache2 etc.</text:p>
      <text:p text:style-name="P20"/>
      <text:soft-page-break/>
      <text:h text:style-name="Heading1" text:outline-level="1">Database Schema</text:h>
      <text:p text:style-name="Normal"/>
      <text:p text:style-name="P21">User Data<text:s/>(app_user):</text:p>
      <text:p text:style-name="Normal">user_id<text:tab/><text:tab/><text:tab/>pk (medium int)<text:line-break/>user_unique_id<text:tab/><text:tab/>md5 for security<text:line-break/>user_first_name<text:tab/>varchar<text:line-break/>user_last_name<text:tab/><text:tab/>varchar<text:line-break/>user_last_login<text:tab/><text:tab/>datetime<text:line-break/>user_login_count<text:tab/>int<text:line-break/>user_gender<text:tab/><text:tab/>char 1<text:line-break/></text:p>
      <text:p text:style-name="P22">User Location Data (app_user_location):</text:p>
      <text:p text:style-name="Normal">May leverage MySQL Spatial Abilities:<text:s/><text:a xlink:href="https://dev.mysql.com/doc/refman/5.0/en/spatial-extensions.html" office:target-frame-name="_top" xlink:show="replace"><text:span text:style-name="Hyperlink">https://dev.mysql.com/doc/refman/5.0/en/spatial-extensions.html</text:span></text:a><text:s/></text:p>
      <text:p text:style-name="Normal">user_id<text:tab/><text:tab/><text:tab/><text:tab/>(foreign key<text:s/>– duplicates allows 1:N)<text:line-break/>user_location_date<text:tab/><text:tab/>datetime (indexed)<text:line-break/>user_location_lat<text:tab/><text:tab/>decimal (9,6)<text:line-break/>user_location_long<text:tab/><text:tab/>decimal(9,6)</text:p>
      <text:p text:style-name="Normal"/>
      <text:p text:style-name="Normal"><text:span text:style-name="T23">Destination</text:span><text:span text:style-name="T24"><text:s/>(</text:span><text:span text:style-name="T25">app_destination)</text:span></text:p>
      <text:p text:style-name="Normal">destination_id<text:tab/><text:tab/><text:tab/>pk (medium int)<text:line-break/>destination_unique_id<text:tab/><text:tab/>md5<text:line-break/><text:tab/><text:tab/></text:p>
      <text:p text:style-name="Normal"/>
      <text:p text:style-name="Normal"/>
      <text:p text:style-name="Normal"/>
      <text:p text:style-name="P26">Generic User Action Logging:</text:p>
      <text:p text:style-name="P27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AU" style:language-asian="en" style:country-asian="AU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bullet text:level="1" text:style-name="WW_CharLFO4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Grant-x Bartlett</meta:initial-creator>
    <dc:creator>Anonymous</dc:creator>
    <meta:creation-date>2015-04-11T10:20:00Z</meta:creation-date>
    <dc:date>2015-04-11T10:20:00Z</dc:date>
    <meta:template xlink:href="Normal" xlink:type="simple"/>
    <meta:editing-cycles>2</meta:editing-cycles>
    <meta:editing-duration>PT60S</meta:editing-duration>
    <meta:document-statistic meta:page-count="2" meta:paragraph-count="4" meta:word-count="305" meta:character-count="2040" meta:row-count="14" meta:non-whitespace-character-count="1739"/>
  </office:meta>
</office:document-meta>
</file>